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979in" fo:margin-left="0in" table:align="left" style:shadow="none"/>
    </style:style>
    <style:style style:name="Table1.A" style:family="table-column">
      <style:table-column-properties style:column-width="0.7514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0.6799in"/>
    </style:style>
    <style:style style:name="Table1.D" style:family="table-column">
      <style:table-column-properties style:column-width="1.2528in"/>
    </style:style>
    <style:style style:name="Table1.E" style:family="table-column">
      <style:table-column-properties style:column-width="0.3132in"/>
    </style:style>
    <style:style style:name="Table1.G" style:family="table-column">
      <style:table-column-properties style:column-width="0.2507in"/>
    </style:style>
    <style:style style:name="Table1.I" style:family="table-column">
      <style:table-column-properties style:column-width="0.6264in"/>
    </style:style>
    <style:style style:name="Table1.J" style:family="table-column">
      <style:table-column-properties style:column-width="0.6806in"/>
    </style:style>
    <style:style style:name="Table1.K" style:family="table-column">
      <style:table-column-properties style:column-width="0.6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23efc" officeooo:paragraph-rsid="00123efc"/>
    </style:style>
    <style:style style:name="P2" style:family="paragraph" style:parent-style-name="Standard">
      <style:paragraph-properties fo:text-align="center" style:justify-single-word="false"/>
      <style:text-properties officeooo:rsid="00123efc" officeooo:paragraph-rsid="00123efc"/>
    </style:style>
    <style:style style:name="P3" style:family="paragraph" style:parent-style-name="Standard">
      <style:paragraph-properties fo:text-align="start" style:justify-single-word="false"/>
      <style:text-properties officeooo:rsid="00123efc" officeooo:paragraph-rsid="00123efc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3ef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3efc" officeooo:paragraph-rsid="00123ef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officeooo:rsid="00123efc" officeooo:paragraph-rsid="00132db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130b33" officeooo:paragraph-rsid="00130b33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130b33" officeooo:paragraph-rsid="00130b33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officeooo:rsid="00132dbe" officeooo:paragraph-rsid="00132dbe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7pt" fo:font-weight="bold" officeooo:rsid="00123efc" officeooo:paragraph-rsid="00123efc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23efc"/>
    </style:style>
    <style:style style:name="T2" style:family="text">
      <style:text-properties officeooo:rsid="0013a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.C.</text:p>
      <text:p text:style-name="P5">NECMETTİN ERBAKAN ÜNİVERSİTESİ</text:p>
      <text:p text:style-name="P5">PERSONEL DAİRESİ BAŞKANLIĞI</text:p>
      <text:p text:style-name="P1"/>
      <text:p text:style-name="P2"><text:text-input text:description="">{{ makam }}</text:text-input><text:s/>MAKAMINA</text:p>
      <text:p text:style-name="P1"/>
      <text:p text:style-name="P1">Aşağıda adı, soyadı, unvanı ve birimi yazılı Üniversitemiz <text:text-input text:description="">{{ personel_turu }}</text:text-input><text:s/>Personeli almakta oldukları maaşın derece ve kademelerindeki terfi sürelerini doldurmuş bulunmaktadır.</text:p>
      <text:p text:style-name="P1"/>
      <text:p text:style-name="P1">Uygun görüldüğü taktirde <text:text-input text:description="">{{ kanun_no }}</text:text-input><text:s/>sayılı Kanunun <text:text-input text:description="">{{ kanun_maddeleri }}</text:text-input><text:s/>maddeleri gereğince isimleri hizasında yazılı tarihlerden geçerli olmak üzere derece ve kademe terfilerinin sağlanmasını müsaadelerinize arz ederim.</text:p>
      <text:p text:style-name="P1"/>
      <text:p text:style-name="P1">Uygun Görüşle Arz Ederim</text:p>
      <text:p text:style-name="P1"/>
      <text:p text:style-name="P1"><text:text-input text:description="">{{ gun }}</text:text-input><text:s/>/ <text:text-input text:description="">{{ ay }}</text:text-input><text:s/>/ <text:text-input text:description="">{{ yil }}</text:text-input><text:text-input text:description=""/><text:line-break/></text:p>
      <text:p text:style-name="P1"/>
      <text:p text:style-name="P2">OLUR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0">KSSN</text:p>
          </table:table-cell>
          <table:table-cell table:style-name="Table1.A1" office:value-type="string">
            <text:p text:style-name="P10">BİRİM</text:p>
          </table:table-cell>
          <table:table-cell table:style-name="Table1.A1" office:value-type="string">
            <text:p text:style-name="P11">Ü<text:span text:style-name="T1">NVAN</text:span></text:p>
          </table:table-cell>
          <table:table-cell table:style-name="Table1.A1" office:value-type="string">
            <text:p text:style-name="P10">ADI SOYADI</text:p>
          </table:table-cell>
          <table:table-cell table:style-name="Table1.A1" office:value-type="string">
            <text:p text:style-name="P10">DER</text:p>
          </table:table-cell>
          <table:table-cell table:style-name="Table1.A1" office:value-type="string">
            <text:p text:style-name="P10">E.M.</text:p>
          </table:table-cell>
          <table:table-cell table:style-name="Table1.A1" office:value-type="string">
            <text:p text:style-name="P10">G.A</text:p>
          </table:table-cell>
          <table:table-cell table:style-name="Table1.A1" office:value-type="string">
            <text:p text:style-name="P10">KHA</text:p>
          </table:table-cell>
          <table:table-cell table:style-name="Table1.A1" office:value-type="string">
            <text:p text:style-name="P10">E.M. TERFİ TARİHİ</text:p>
          </table:table-cell>
          <table:table-cell table:style-name="Table1.A1" office:value-type="string">
            <text:p text:style-name="P10">G.A. TERFİ TARİHİ</text:p>
          </table:table-cell>
          <table:table-cell table:style-name="Table1.K1" office:value-type="string">
            <text:p text:style-name="P10">KHA TERFİ TARİHİ</text:p>
          </table:table-cell>
        </table:table-row>
        <table:table-row>
          <table:table-cell table:style-name="Table1.A2" table:number-columns-spanned="11" office:value-type="string">
            <text:p text:style-name="P6"><text:text-input text:description="">{% for terfi in terfile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<text:text-input text:description="">{{ terfi.kurum_sicil_no }}</text:text-input></text:p>
          </table:table-cell>
          <table:table-cell table:style-name="Table1.A3" office:value-type="string">
            <text:p text:style-name="P9"><text:text-input text:description="">{{ terfi.birim }}</text:text-input></text:p>
          </table:table-cell>
          <table:table-cell table:style-name="Table1.A3" office:value-type="string">
            <text:p text:style-name="P8"><text:text-input text:description="">{{ terfi.unvan }}</text:text-input></text:p>
          </table:table-cell>
          <table:table-cell table:style-name="Table1.A3" office:value-type="string">
            <text:p text:style-name="P8"><text:text-input text:description="">{{ terfi.ad }} {{ terfi.soyad }}</text:text-input><text:text-input text:description=""/></text:p>
          </table:table-cell>
          <table:table-cell table:style-name="Table1.A3" office:value-type="string">
            <text:p text:style-name="P7"><text:text-input text:description="">{{ terfi.kadro_derece }}</text:text-input></text:p>
          </table:table-cell>
          <table:table-cell table:style-name="Table1.A3" office:value-type="string">
            <text:p text:style-name="P7"><text:text-input text:description="">{{ terfi.em }}</text:text-input></text:p>
          </table:table-cell>
          <table:table-cell table:style-name="Table1.A3" office:value-type="string">
            <text:p text:style-name="P7"><text:text-input text:description="">{{ terfi.ga }}</text:text-input></text:p>
          </table:table-cell>
          <table:table-cell table:style-name="Table1.A3" office:value-type="string">
            <text:p text:style-name="P7"><text:text-input text:description="">{{ terfi.kha }}</text:text-input></text:p>
          </table:table-cell>
          <table:table-cell table:style-name="Table1.A3" office:value-type="string">
            <text:p text:style-name="P7"><text:text-input text:description="">{{ terfi.em_tarihi }}</text:text-input></text:p>
          </table:table-cell>
          <table:table-cell table:style-name="Table1.A3" office:value-type="string">
            <text:p text:style-name="P7"><text:text-input text:description="">{{ terfi.ga_tarihi }}</text:text-input></text:p>
          </table:table-cell>
          <table:table-cell table:style-name="Table1.A2" office:value-type="string">
            <text:p text:style-name="P7"><text:text-input text:description="">{{ terfi.kha_tarihi }}</text:text-input></text:p>
          </table:table-cell>
        </table:table-row>
        <table:table-row>
          <table:table-cell table:style-name="Table1.A2" table:number-columns-spanned="11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29:30.110203000</meta:creation-date>
    <dc:date>2017-12-13T15:59:57.341809000</dc:date>
    <meta:editing-duration>PT28M11S</meta:editing-duration>
    <meta:editing-cycles>2</meta:editing-cycles>
    <meta:generator>LibreOffice/5.4.3.2$MacOSX_X86_64 LibreOffice_project/92a7159f7e4af62137622921e809f8546db437e5</meta:generator>
    <meta:document-statistic meta:table-count="1" meta:image-count="0" meta:object-count="0" meta:page-count="1" meta:paragraph-count="33" meta:word-count="184" meta:character-count="941" meta:non-whitespace-character-count="833"/>
  </office:meta>
</office:document-meta>
</file>